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101cm"/>
    </style:style>
    <style:style style:name="Tabla1.B" style:family="table-column">
      <style:table-column-properties style:column-width="3.057cm"/>
    </style:style>
    <style:style style:name="Tabla1.C" style:family="table-column">
      <style:table-column-properties style:column-width="7.592cm"/>
    </style:style>
    <style:style style:name="Tabla1.D" style:family="table-column">
      <style:table-column-properties style:column-width="5.251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392cm"/>
    </style:style>
    <style:style style:name="Tabla2.B" style:family="table-column">
      <style:table-column-properties style:column-width="5.124cm"/>
    </style:style>
    <style:style style:name="Tabla2.C" style:family="table-column">
      <style:table-column-properties style:column-width="8.484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 style:list-style-name="L10"/>
    <style:style style:name="P2" style:family="paragraph" style:parent-style-name="Table_20_Contents">
      <style:text-properties fo:font-weight="bold"/>
    </style:style>
    <style:style style:name="P3" style:family="paragraph" style:parent-style-name="Text_20_body" style:list-style-name="L1"/>
    <style:style style:name="P4" style:family="paragraph" style:parent-style-name="Text_20_body">
      <style:text-properties fo:font-weight="bold"/>
    </style:style>
    <style:style style:name="P5" style:family="paragraph" style:parent-style-name="Text_20_body" style:list-style-name="L1">
      <style:text-properties fo:font-weight="bold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T1" style:family="text">
      <style:text-properties fo:font-weight="bold"/>
    </style:style>
    <style:style style:name="T2" style:family="text">
      <style:text-properties fo:font-weight="bold" officeooo:rsid="001d8dce"/>
    </style:style>
    <style:style style:name="T3" style:family="text">
      <style:text-properties fo:font-style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XAMPP: La Estación de Trabajo Local</text:h>
      <text:h text:style-name="Heading_20_3" text:outline-level="3">1. ¿Qué es XAMPP? El Taller de Pruebas Personal 🛠️</text:h>
      <text:p text:style-name="Text_20_body">XAMPP no es un lenguaje ni una base de datos; es un <text:span text:style-name="T1">paquete de software de código abierto</text:span> (open source) que te permite crear un <text:span text:style-name="T1">servidor web local</text:span> en tu propio ordenador. Es esencialmente tu <text:span text:style-name="T1">Taller de Pruebas</text:span> privado, donde puedes construir y ejecutar tus aplicaciones web (PHP y MySQL) sin necesidad de estar conectado a Internet.</text:p>
      <text:p text:style-name="Text_20_body">El acrónimo XAMPP explica qué componentes incluye este paquete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eLine2222882851760">
            <table:table-cell table:style-name="Tabla1.A1" office:value-type="string">
              <text:p text:style-name="Table_20_Contents">Letra</text:p>
            </table:table-cell>
            <table:table-cell table:style-name="Tabla1.A1" office:value-type="string">
              <text:p text:style-name="Table_20_Contents">Componente</text:p>
            </table:table-cell>
            <table:table-cell table:style-name="Tabla1.A1" office:value-type="string">
              <text:p text:style-name="Table_20_Contents">Función en el desarrollo web</text:p>
            </table:table-cell>
            <table:table-cell table:style-name="Tabla1.A1" office:value-type="string">
              <text:p text:style-name="Table_20_Contents">Analogía</text:p>
            </table:table-cell>
          </table:table-row>
        </table:table-header-rows>
        <table:table-row table:style-name="TableLine2222882851760">
          <table:table-cell table:style-name="Tabla1.A1" office:value-type="string">
            <text:p text:style-name="P2">X</text:p>
          </table:table-cell>
          <table:table-cell table:style-name="Tabla1.A1" office:value-type="string">
            <text:p text:style-name="Table_20_Contents">Cross-platform</text:p>
          </table:table-cell>
          <table:table-cell table:style-name="Tabla1.A1" office:value-type="string">
            <text:p text:style-name="Table_20_Contents">Funciona en cualquier sistema operativo (Windows, macOS, Linux).</text:p>
          </table:table-cell>
          <table:table-cell table:style-name="Tabla1.A1" office:value-type="string">
            <text:p text:style-name="Table_20_Contents">Compatibilidad universal.</text:p>
          </table:table-cell>
        </table:table-row>
        <table:table-row table:style-name="TableLine2222882851760">
          <table:table-cell table:style-name="Tabla1.A1" office:value-type="string">
            <text:p text:style-name="P2">A</text:p>
          </table:table-cell>
          <table:table-cell table:style-name="Tabla1.A1" office:value-type="string">
            <text:p text:style-name="Table_20_Contents"><text:span text:style-name="T1">A</text:span>pache</text:p>
          </table:table-cell>
          <table:table-cell table:style-name="Tabla1.A1" office:value-type="string">
            <text:p text:style-name="Table_20_Contents">El <text:span text:style-name="T1">Servidor Web</text:span> que procesa las solicitudes.</text:p>
          </table:table-cell>
          <table:table-cell table:style-name="Tabla1.A1" office:value-type="string">
            <text:p text:style-name="Table_20_Contents">El motor que pone en marcha la página.</text:p>
          </table:table-cell>
        </table:table-row>
        <table:table-row table:style-name="TableLine2222882851760">
          <table:table-cell table:style-name="Tabla1.A1" office:value-type="string">
            <text:p text:style-name="P2">M</text:p>
          </table:table-cell>
          <table:table-cell table:style-name="Tabla1.A1" office:value-type="string">
            <text:p text:style-name="Table_20_Contents"><text:span text:style-name="T1">M</text:span>ySQL/MariaDB</text:p>
          </table:table-cell>
          <table:table-cell table:style-name="Tabla1.A1" office:value-type="string">
            <text:p text:style-name="Table_20_Contents">El <text:span text:style-name="T1">Gestor de Base de Datos</text:span> donde se guarda la información.</text:p>
          </table:table-cell>
          <table:table-cell table:style-name="Tabla1.A1" office:value-type="string">
            <text:p text:style-name="Table_20_Contents">El Archivista (visto en el tema MySQL).</text:p>
          </table:table-cell>
        </table:table-row>
        <table:table-row table:style-name="TableLine2222882851760">
          <table:table-cell table:style-name="Tabla1.A1" office:value-type="string">
            <text:p text:style-name="P2">P</text:p>
          </table:table-cell>
          <table:table-cell table:style-name="Tabla1.A1" office:value-type="string">
            <text:p text:style-name="Table_20_Contents"><text:span text:style-name="T1">P</text:span>HP</text:p>
          </table:table-cell>
          <table:table-cell table:style-name="Tabla1.A1" office:value-type="string">
            <text:p text:style-name="Table_20_Contents">El <text:span text:style-name="T1">Lenguaje de Scripting</text:span> del lado del servidor.</text:p>
          </table:table-cell>
          <table:table-cell table:style-name="Tabla1.A1" office:value-type="string">
            <text:p text:style-name="Table_20_Contents">El Chef (visto en el tema PHP).</text:p>
          </table:table-cell>
        </table:table-row>
        <table:table-row table:style-name="TableLine2222882851760">
          <table:table-cell table:style-name="Tabla1.A1" office:value-type="string">
            <text:p text:style-name="P2">P</text:p>
          </table:table-cell>
          <table:table-cell table:style-name="Tabla1.A1" office:value-type="string">
            <text:p text:style-name="Table_20_Contents"><text:span text:style-name="T1">P</text:span>erl</text:p>
          </table:table-cell>
          <table:table-cell table:style-name="Tabla1.A1" office:value-type="string">
            <text:p text:style-name="Table_20_Contents">Otro lenguaje de <text:span text:style-name="T3">scripting</text:span> (menos usado actualmente en web).</text:p>
          </table:table-cell>
          <table:table-cell table:style-name="Tabla1.A1" office:value-type="string">
            <text:p text:style-name="Table_20_Contents">Herramienta de propósito general.</text:p>
          </table:table-cell>
        </table:table-row>
      </table:table>
      <text:p text:style-name="Standard"/>
      <text:p text:style-name="Quotations"><text:span text:style-name="T1">En resumen:</text:span> XAMPP instala y configura todos los componentes esenciales para que el código PHP se ejecute y pueda hablar con la base de datos MySQL en tu máquina.</text:p>
      <text:p text:style-name="Horizontal_20_Line"/>
      <text:h text:style-name="Heading_20_3" text:outline-level="3">2. Instalación: Poniendo en Marcha el Taller</text:h>
      <text:p text:style-name="Text_20_body">La instalación es sencilla, pero requiere atención en algunos puntos.</text:p>
      <text:h text:style-name="Heading_20_4" text:outline-level="4">2.1. Descarga del Software</text:h>
      <text:p text:style-name="Text_20_body">Visita el sitio web oficial de Apache Friends y descarga la versión adecuada para tu sistema operativo (Windows, macOS o Linux).</text:p>
      <text:h text:style-name="Heading_20_4" text:outline-level="4">2.2. Proceso de Instalación (El Clásico "Siguiente, Siguiente...")</text:h>
      <text:list xml:id="list2903082690" text:style-name="L1">
        <text:list-item>
          <text:p text:style-name="P5">Ejecutar el instalador.</text:p>
        </text:list-item>
        <text:list-item>
          <text:p text:style-name="P3"><text:span text:style-name="T1">Selección de Componentes:</text:span> Asegúrate de que al menos <text:span text:style-name="T1">Apache</text:span>, <text:span text:style-name="T1">MySQL</text:span> y <text:span text:style-name="T1">PHP</text:span> estén seleccionados.</text:p>
        </text:list-item>
        <text:list-item>
          <text:p text:style-name="P3"><text:span text:style-name="T1">Ubicación de Instalación:</text:span> Se recomienda instalar XAMPP en la <text:span text:style-name="T1">raíz</text:span> de tu disco duro (ej. <text:span text:style-name="Source_20_Text">C:\xampp</text:span> en Windows o <text:span text:style-name="Source_20_Text">/Applications/XAMPP</text:span> en macOS) para evitar problemas de permisos.</text:p>
        </text:list-item>
        <text:list-item>
          <text:p text:style-name="P3"><text:span text:style-name="T1">Finalizar:</text:span> Una vez terminada, el instalador te preguntará si deseas iniciar el Panel de Control (<text:span text:style-name="Source_20_Text">Control Panel</text:span>).</text:p>
        </text:list-item>
      </text:list>
      <text:h text:style-name="Heading_20_4" text:outline-level="4"><text:soft-page-break/>2.3. Verificación de la Instalación</text:h>
      <text:p text:style-name="Text_20_body">Para confirmar que todo funciona, abre tu navegador y escribe en la barra de direcciones: <text:span text:style-name="Source_20_Text">http://localhost</text:span></text:p>
      <text:p text:style-name="Text_20_body">Si ves la página de bienvenida de XAMPP, ¡el motor Apache está funcionando correctamente!</text:p>
      <text:p text:style-name="Horizontal_20_Line"/>
      <text:h text:style-name="Heading_20_3" text:outline-level="3">3. El Panel de Control: Manejando los Servicios</text:h>
      <text:p text:style-name="Text_20_body">El <text:span text:style-name="T1">Panel de Control de XAMPP</text:span> es tu centro de mando. Desde aquí, inicias, detienes y gestionas los componentes principales (Apache y MySQL).</text:p>
      <text:h text:style-name="Heading_20_4" text:outline-level="4">3.1. Iniciar/Detener Servicios</text:h>
      <text:p text:style-name="Text_20_body">Para iniciar el entorno de desarrollo, debes hacer clic en el botón <text:span text:style-name="T1">"Start"</text:span> al lado de:</text:p>
      <text:list xml:id="list627246084" text:style-name="L2">
        <text:list-item>
          <text:p text:style-name="P6"><text:span text:style-name="T1">Apache:</text:span> Para que tu servidor web esté activo.</text:p>
        </text:list-item>
        <text:list-item>
          <text:p text:style-name="P6"><text:span text:style-name="T1">MySQL:</text:span> Para que la base de datos esté disponible para PHP.</text:p>
        </text:list-item>
      </text:list>
      <text:p text:style-name="Text_20_body">Cuando un servicio se inicia correctamente, el nombre del módulo y sus LEDs asociados se vuelven <text:span text:style-name="T1">verdes</text:span>. Si fallan, se pondrán rojos o amarillos (ver sección de Errores).</text:p>
      <text:h text:style-name="Heading_20_4" text:outline-level="4">3.2. Botones de Acceso Rápido</text:h>
      <text:list xml:id="list3554584634" text:style-name="L3">
        <text:list-item>
          <text:p text:style-name="P7"><text:span text:style-name="T1">Explorer:</text:span> Abre directamente la carpeta principal de XAMPP.</text:p>
        </text:list-item>
        <text:list-item>
          <text:p text:style-name="P7"><text:span text:style-name="T1">Shell:</text:span> Abre la consola de comandos para ejecutar comandos avanzados de MySQL o PHP.</text:p>
        </text:list-item>
        <text:list-item>
          <text:p text:style-name="P7"><text:span text:style-name="T1">Admin (Apache):</text:span> Abre <text:span text:style-name="Source_20_Text">http://localhost</text:span>.</text:p>
        </text:list-item>
        <text:list-item>
          <text:p text:style-name="P7"><text:span text:style-name="T1">Admin (MySQL):</text:span> Abre <text:span text:style-name="T1">phpMyAdmin</text:span>.</text:p>
        </text:list-item>
      </text:list>
      <text:p text:style-name="Horizontal_20_Line"/>
      <text:h text:style-name="Heading_20_3" text:outline-level="3">4. La Carpeta Clave: <text:span text:style-name="Source_20_Text">htdocs</text:span> (La Raíz de tu Proyecto) 🌳</text:h>
      <text:p text:style-name="Text_20_body">Dentro de la carpeta de instalación de XAMPP, hay una subcarpeta crítica: <text:span text:style-name="Source_20_Text"><text:span text:style-name="T1">htdocs</text:span></text:span>.</text:p>
      <text:p text:style-name="Quotations"><text:span text:style-name="T1">Concepto Fundamental:</text:span> La carpeta <text:span text:style-name="Source_20_Text">htdocs</text:span> es la <text:span text:style-name="T1">raíz del servidor web Apache</text:span>. Cualquier archivo PHP, HTML o CSS que quieras ejecutar o visitar a través de <text:span text:style-name="Source_20_Text">http://localhost</text:span> <text:span text:style-name="T1">DEBE</text:span> estar dentro de <text:span text:style-name="Source_20_Text">htdocs</text:span> o en una subcarpeta dentro de ella.</text:p>
      <text:h text:style-name="Heading_20_4" text:outline-level="4">4.1. Creando tu Primer Proyecto</text:h>
      <text:p text:style-name="Text_20_body">Para mantener la organización, nunca trabajes directamente en <text:span text:style-name="Source_20_Text">htdocs</text:span>. Crea una subcarpeta para cada proyecto.</text:p>
      <text:p text:style-name="P4">Ruta de ejemplo:</text:p>
      <text:list xml:id="list595738587" text:style-name="L4">
        <text:list-item>
          <text:p text:style-name="P8"><text:span text:style-name="Source_20_Text">C:\xampp\htdocs\mi_primer_proyecto\</text:span></text:p>
        </text:list-item>
      </text:list>
      <text:p text:style-name="P4">Para visitar este proyecto en el navegador, usarías la URL:</text:p>
      <text:list xml:id="list2575567985" text:style-name="L5">
        <text:list-item>
          <text:p text:style-name="P9"><text:span text:style-name="Source_20_Text">http://localhost/mi_primer_proyecto/</text:span></text:p>
        </text:list-item>
      </text:list>
      <text:p text:style-name="Text_20_body"><text:soft-page-break/>Si el archivo principal de tu proyecto se llama <text:span text:style-name="Source_20_Text">index.php</text:span> o <text:span text:style-name="Source_20_Text">index.html</text:span>, el navegador lo abrirá automáticamente.</text:p>
      <text:p text:style-name="Horizontal_20_Line"/>
      <text:h text:style-name="Heading_20_3" text:outline-level="3">5. phpMyAdmin: La Interfaz Gráfica para MySQL</text:h>
      <text:p text:style-name="Text_20_body">Aunque MySQL se maneja con el lenguaje SQL (visto en el tema anterior), phpMyAdmin te ofrece una <text:span text:style-name="T1">interfaz gráfica (GUI)</text:span> para manejar tu base de datos sin escribir código SQL para las tareas básicas.</text:p>
      <text:h text:style-name="Heading_20_4" text:outline-level="4">5.1. Acceso a phpMyAdmin</text:h>
      <text:p text:style-name="Text_20_body">Desde el Panel de Control de XAMPP, haz clic en el botón <text:span text:style-name="T1">"Admin"</text:span> de la línea de MySQL. Se abrirá en tu navegador en la URL: <text:span text:style-name="Source_20_Text">http://localhost/phpmyadmin/</text:span>.</text:p>
      <text:h text:style-name="Heading_20_4" text:outline-level="4">5.2. Usos Fundamentales</text:h>
      <text:list xml:id="list1013516340" text:style-name="L6">
        <text:list-item>
          <text:p text:style-name="P10"><text:span text:style-name="T1">Crear Bases de Datos:</text:span> Botón "New" o "Nueva" en el menú de la izquierda.</text:p>
        </text:list-item>
        <text:list-item>
          <text:p text:style-name="P10"><text:span text:style-name="T1">Crear Tablas:</text:span> Definir los campos, tipos de datos y claves primarias para tus entidades.</text:p>
        </text:list-item>
        <text:list-item>
          <text:p text:style-name="P10"><text:span text:style-name="T1">Insertar/Editar Registros:</text:span> Introducir datos manualmente en una tabla para hacer pruebas.</text:p>
        </text:list-item>
        <text:list-item>
          <text:p text:style-name="P10"><text:span text:style-name="T1">Pestaña SQL:</text:span> Si sabes SQL, aquí puedes escribir y ejecutar directamente tus consultas (<text:span text:style-name="Source_20_Text">SELECT</text:span>, <text:span text:style-name="Source_20_Text">INSERT</text:span>, etc.).</text:p>
        </text:list-item>
      </text:list>
      <text:p text:style-name="Horizontal_20_Line"/>
      <text:h text:style-name="Heading_20_3" text:outline-level="3">6. Configuración de Puertos: El Conflicto Común 🚪</text:h>
      <text:p text:style-name="Text_20_body">El problema más frecuente al iniciar XAMPP es el <text:span text:style-name="T1">Conflicto de Puertos</text:span>.</text:p>
      <text:h text:style-name="Heading_20_4" text:outline-level="4">6.1. ¿Qué es un Puerto?</text:h>
      <text:p text:style-name="Text_20_body">Los puertos son "canales" digitales a través de los cuales las aplicaciones se comunican. Por defecto, <text:span text:style-name="T1">Apache</text:span> usa el puerto <text:span text:style-name="T1">80</text:span>, y <text:span text:style-name="T1">MySQL</text:span> usa el puerto <text:span text:style-name="T1">3306</text:span>.</text:p>
      <text:h text:style-name="Heading_20_4" text:outline-level="4">6.2. El Error: Puerto 80 Ocupado</text:h>
      <text:p text:style-name="Text_20_body">A menudo, otra aplicación (como Skype, VMware o el propio <text:span text:style-name="T1">Servicio de Publicación Web de Windows</text:span>) ya está usando el puerto 80. Cuando intentas iniciar Apache, verás un error y la luz se quedará en rojo/amarillo.</text:p>
      <text:h text:style-name="Heading_20_4" text:outline-level="4">6.3. Solución (Cambiando el Puerto de Apache)</text:h>
      <text:p text:style-name="Text_20_body">La forma más limpia es cambiar el puerto por defecto de Apache a uno menos común (ej. <text:span text:style-name="T1">8080</text:span>).</text:p>
      <text:list xml:id="list236200095" text:style-name="L7">
        <text:list-item>
          <text:p text:style-name="P11">En el Panel de Control de XAMPP, haz clic en el botón <text:span text:style-name="T1">"Config"</text:span> de la línea de Apache y selecciona <text:span text:style-name="Source_20_Text"><text:span text:style-name="T1">httpd.conf</text:span></text:span>.</text:p>
        </text:list-item>
        <text:list-item>
          <text:p text:style-name="P11">Busca la línea: <text:span text:style-name="Source_20_Text">Listen 80</text:span></text:p>
        </text:list-item>
        <text:list-item>
          <text:p text:style-name="P11">Cámbiala por: <text:span text:style-name="Source_20_Text">Listen 8080</text:span></text:p>
        </text:list-item>
        <text:list-item>
          <text:p text:style-name="P11">Busca la línea: <text:span text:style-name="Source_20_Text">ServerName localhost:80</text:span></text:p>
        </text:list-item>
        <text:list-item>
          <text:p text:style-name="P11"><text:soft-page-break/>Cámbiala por: <text:span text:style-name="Source_20_Text">ServerName localhost:8080</text:span></text:p>
        </text:list-item>
        <text:list-item>
          <text:p text:style-name="P11"><text:span text:style-name="T1">Guardar</text:span> el archivo y <text:span text:style-name="T1">Reiniciar</text:span> Apache.</text:p>
        </text:list-item>
      </text:list>
      <text:p text:style-name="Quotations"><text:span text:style-name="T1">¡Ojo!</text:span> Si cambias el puerto a 8080, deberás acceder a tus proyectos usando <text:span text:style-name="Source_20_Text">http://localhost:8080/</text:span> en lugar de solo <text:span text:style-name="Source_20_Text">http://localhost/</text:span>.</text:p>
      <text:p text:style-name="Horizontal_20_Line"/>
      <text:h text:style-name="Heading_20_3" text:outline-level="3">7. Errores Comunes y Soluciones Rápidas 🚨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eLine2222882838976">
            <table:table-cell table:style-name="Tabla2.A1" office:value-type="string">
              <text:p text:style-name="Table_20_Contents">Error Común</text:p>
            </table:table-cell>
            <table:table-cell table:style-name="Tabla2.A1" office:value-type="string">
              <text:p text:style-name="Table_20_Contents">Síntoma y Causa</text:p>
            </table:table-cell>
            <table:table-cell table:style-name="Tabla2.A1" office:value-type="string">
              <text:p text:style-name="Table_20_Contents">Solución</text:p>
            </table:table-cell>
          </table:table-row>
        </table:table-header-rows>
        <table:table-row table:style-name="TableLine2222882838976">
          <table:table-cell table:style-name="Tabla2.A1" office:value-type="string">
            <text:p text:style-name="P2">"Port 80 in use"</text:p>
          </table:table-cell>
          <table:table-cell table:style-name="Tabla2.A1" office:value-type="string">
            <text:p text:style-name="Table_20_Contents">Apache no inicia (luz roja). Otra aplicación está usando el puerto 80.</text:p>
          </table:table-cell>
          <table:table-cell table:style-name="Tabla2.A1" office:value-type="string">
            <text:p text:style-name="Table_20_Contents">Cambiar el puerto de Apache a 8080 (ver sección 6) o detener la aplicación en conflicto.</text:p>
          </table:table-cell>
        </table:table-row>
        <table:table-row table:style-name="TableLine2222882838976">
          <table:table-cell table:style-name="Tabla2.A1" office:value-type="string">
            <text:p text:style-name="P2">"Apache Shutdown Unexpectedly"</text:p>
          </table:table-cell>
          <table:table-cell table:style-name="Tabla2.A1" office:value-type="string">
            <text:p text:style-name="Table_20_Contents">Apache se cierra inmediatamente después de iniciarse.</text:p>
          </table:table-cell>
          <table:table-cell table:style-name="Tabla2.A1" office:value-type="string">
            <text:p text:style-name="Table_20_Contents">Suele ser un problema de permisos. Ejecuta el Panel de Control de XAMPP como <text:span text:style-name="T1">Administrador</text:span>.</text:p>
          </table:table-cell>
        </table:table-row>
        <table:table-row table:style-name="TableLine2222882838976">
          <table:table-cell table:style-name="Tabla2.A1" office:value-type="string">
            <text:p text:style-name="P2">MySQL no arranca</text:p>
          </table:table-cell>
          <table:table-cell table:style-name="Tabla2.A1" office:value-type="string">
            <text:p text:style-name="Table_20_Contents">El puerto 3306 está siendo usado (ej. por una instalación previa de MySQL).</text:p>
          </table:table-cell>
          <table:table-cell table:style-name="Tabla2.A1" office:value-type="string">
            <text:p text:style-name="Table_20_Contents">En el Panel de Control, haz clic en <text:span text:style-name="T1">Config &gt; my.ini</text:span> y cambia <text:span text:style-name="Source_20_Text">port = 3306</text:span> a <text:span text:style-name="Source_20_Text">port = 3307</text:span>. Reinicia MySQL.</text:p>
          </table:table-cell>
        </table:table-row>
        <table:table-row table:style-name="TableLine2222882838976">
          <table:table-cell table:style-name="Tabla2.A1" office:value-type="string">
            <text:p text:style-name="Table_20_Contents"><text:span text:style-name="Source_20_Text"><text:span text:style-name="T1">Access Denied</text:span></text:span><text:span text:style-name="T1"> en PHP</text:span></text:p>
          </table:table-cell>
          <table:table-cell table:style-name="Tabla2.A1" office:value-type="string">
            <text:p text:style-name="Table_20_Contents">Tu código PHP no puede conectarse a MySQL.</text:p>
          </table:table-cell>
          <table:table-cell table:style-name="Tabla2.A1" office:value-type="string">
            <text:p text:style-name="Table_20_Contents">Verifica que el usuario y contraseña en tu código PHP (<text:span text:style-name="Source_20_Text">$usuario = "root"; $password = "";</text:span>) coincidan con los valores por defecto de XAMPP.</text:p>
          </table:table-cell>
        </table:table-row>
        <table:table-row table:style-name="TableLine2222882838976">
          <table:table-cell table:style-name="Tabla2.A1" office:value-type="string">
            <text:p text:style-name="P2">Error 404</text:p>
          </table:table-cell>
          <table:table-cell table:style-name="Tabla2.A1" office:value-type="string">
            <text:p text:style-name="Table_20_Contents">No se encuentra la página (<text:span text:style-name="Source_20_Text">http://localhost/archivo.php</text:span>).</text:p>
          </table:table-cell>
          <table:table-cell table:style-name="Tabla2.A1" office:value-type="string">
            <text:p text:style-name="Table_20_Contents">Asegúrate de que el archivo esté guardado <text:span text:style-name="T1">dentro de la carpeta </text:span><text:span text:style-name="Source_20_Text"><text:span text:style-name="T1">htdocs</text:span></text:span> y que la URL coincida exactamente con la ruta y el nombre del archivo (¡incluyendo mayúsculas/minúsculas!).</text:p>
          </table:table-cell>
        </table:table-row>
      </table:table>
      <text:p text:style-name="Standard"/>
      <text:h text:style-name="Heading_20_3" text:outline-level="3">8. Despliegue de tu Primer Proyecto con PHP y MySQL</text:h>
      <text:p text:style-name="Text_20_body">Una vez que XAMPP está instalado y los servicios están corriendo, puedes unir todo lo que has aprendido.</text:p>
      <text:h text:style-name="Heading_20_4" text:outline-level="4">8.1. Estructura de Proyecto</text:h>
      <text:list xml:id="list1439155561" text:style-name="L8">
        <text:list-item>
          <text:p text:style-name="P12"><text:span text:style-name="T1">Crea la Carpeta:</text:span> Crea una carpeta en <text:span text:style-name="Source_20_Text">C:\xampp\htdocs\mi_proyecto</text:span>.</text:p>
        </text:list-item>
        <text:list-item>
          <text:p text:style-name="P12"><text:span text:style-name="T1">Archivos de Código:</text:span> Dentro, crea <text:span text:style-name="Source_20_Text">index.php</text:span> (para el código PHP) y <text:span text:style-name="Source_20_Text">style.css</text:span> (para el diseño).</text:p>
        </text:list-item>
      </text:list>
      <text:h text:style-name="Heading_20_4" text:outline-level="4">8.2. Pasos para el Despliegue Local (Uniendo todos los pilares)</text:h>
      <text:list xml:id="list1697420295" text:style-name="L9">
        <text:list-item>
          <text:p text:style-name="P13"><text:span text:style-name="T1">Iniciar XAMPP:</text:span> Asegúrate de que <text:span text:style-name="T1">Apache</text:span> y <text:span text:style-name="T1">MySQL</text:span> estén en verde.</text:p>
        </text:list-item>
        <text:list-item>
          <text:p text:style-name="P13"><text:span text:style-name="T1">Crear la Base de Datos:</text:span> Abre <text:span text:style-name="T1">phpMyAdmin</text:span> (<text:span text:style-name="Source_20_Text">http://localhost/phpmyadmin/</text:span>) y crea una Base de Datos llamada, por ejemplo, <text:span text:style-name="Source_20_Text">proyecto_db</text:span>.</text:p>
        </text:list-item>
        <text:list-item>
          <text:p text:style-name="P13"><text:span text:style-name="T1">Código PHP (</text:span><text:span text:style-name="Source_20_Text"><text:span text:style-name="T1">index.php</text:span></text:span><text:span text:style-name="T1">):</text:span> Escribe un script PHP que intente conectarse a esa Base de Datos.</text:p>
        </text:list-item>
      </text:list>
      <text:p text:style-name="Standard"/>
      <text:p text:style-name="Standard"><text:soft-page-break/>&lt;?php<text:line-break/> <text:s text:c="3"/>// 1. Configuración de la Conexión (El 'root' por defecto no tiene contraseña)<text:line-break/> <text:s text:c="3"/>$servidor = "localhost";<text:line-break/> <text:s text:c="3"/>$usuario = "root";<text:line-break/> <text:s text:c="3"/>$password = ""; <text:line-break/> <text:s text:c="3"/>$bd = "proyecto_db"; <text:line-break/><text:line-break/> <text:s text:c="3"/>// 2. Intentar la Conexión<text:line-break/> <text:s text:c="3"/>$conexion = new mysqli($servidor, $usuario, $password, $bd);<text:line-break/><text:line-break/> <text:s text:c="3"/>// 3. Imprimir el resultado de la conexión en HTML<text:line-break/> <text:s text:c="3"/>echo "&lt;!DOCTYPE html&gt;&lt;html lang='es'&gt;&lt;head&gt;&lt;title&gt;Test&lt;/title&gt;&lt;/head&gt;&lt;body&gt;";<text:line-break/> <text:s text:c="3"/><text:line-break/> <text:s text:c="3"/>if ($conexion-&gt;connect_error) {<text:line-break/> <text:s text:c="7"/>// Usa HTML y CSS para un mensaje claro<text:line-break/> <text:s text:c="7"/>echo "&lt;h1 style='color: red;'&gt;❌ ERROR de Conexión.&lt;/h1&gt;";<text:line-break/> <text:s text:c="7"/>echo "&lt;p&gt;Revisa el Panel de Control y los datos de login.&lt;/p&gt;";<text:line-break/> <text:s text:c="3"/>} else {<text:line-break/> <text:s text:c="7"/>echo "&lt;h1 style='color: green;'&gt;✅ Conexión Exitosa. ¡Servidor Listo!&lt;/h1&gt;";<text:line-break/> <text:s text:c="7"/>echo "&lt;p&gt;Tu motor (Apache) y tu archivista (MySQL) están hablando con PHP.&lt;/p&gt;";<text:line-break/> <text:s text:c="3"/>}<text:line-break/> <text:s text:c="3"/><text:line-break/> <text:s text:c="3"/>// 4. Cerrar la conexión y el HTML<text:line-break/> <text:s text:c="3"/>$conexion-&gt;close();<text:line-break/> <text:s text:c="3"/>echo "&lt;/body&gt;&lt;/html&gt;";<text:line-break/>?&gt;</text:p>
      <text:p text:style-name="Standard"/>
      <text:list xml:id="list872941991" text:style-name="L10">
        <text:list-item>
          <text:p text:style-name="P1"><text:span text:style-name="T1">Ejecutar en el Navegador:</text:span> Abre <text:span text:style-name="Source_20_Text">http://localhost/mi_proyecto/index.php</text:span> (o la URL con el puerto que hayas configurado). Si todo es verde, ¡tu entorno local está funcionando perfectamente!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7T19:22:48.646000000</meta:creation-date>
    <dc:date>2025-11-07T19:25:54.930000000</dc:date>
    <meta:editing-duration>PT3M6S</meta:editing-duration>
    <meta:editing-cycles>1</meta:editing-cycles>
    <meta:document-statistic meta:table-count="2" meta:image-count="0" meta:object-count="0" meta:page-count="5" meta:paragraph-count="117" meta:word-count="1366" meta:character-count="8515" meta:non-whitespace-character-count="7179"/>
    <meta:generator>LibreOffice/7.0.2.2$Windows_X86_64 LibreOffice_project/8349ace3c3162073abd90d81fd06dcfb6b36b994</meta:generator>
  </office:meta>
</office:document-meta>
</file>